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6.56pt" svg:y="390.64pt">
            <draw:object draw:notify-on-update-of-ranges="Sheet1.D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3pt" svg:x="161.55pt" svg:y="415.62pt">
            <draw:object draw:notify-on-update-of-ranges="Sheet1.C2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0pt" svg:y="399.83pt">
            <draw:object draw:notify-on-update-of-ranges="Sheet1.B4:Sheet1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Lattice a</text:p>
          </table:table-cell>
          <table:table-cell office:value-type="string" calcext:value-type="string">
            <text:p>Lattice b</text:p>
          </table:table-cell>
          <table:table-cell office:value-type="string" calcext:value-type="string">
            <text:p>Lattice c</text:p>
          </table:table-cell>
          <table:table-cell/>
          <table:table-cell office:value-type="string" calcext:value-type="string">
            <text:p>Bond Length</text:p>
          </table:table-cell>
          <table:table-cell office:value-type="string" calcext:value-type="string">
            <text:p>Ba_1 – Si</text:p>
          </table:table-cell>
          <table:table-cell office:value-type="string" calcext:value-type="string">
            <text:p>Ba_2 – Si</text:p>
          </table:table-cell>
          <table:table-cell office:value-type="string" calcext:value-type="string">
            <text:p>Si – Si</text:p>
          </table:table-cell>
          <table:table-cell office:value-type="string" calcext:value-type="string">
            <text:p>Ba – Ba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office:value-type="float" office:value="8.9261" calcext:value-type="float">
            <text:p>8.9261</text:p>
          </table:table-cell>
          <table:table-cell office:value-type="float" office:value="6.7202" calcext:value-type="float">
            <text:p>6.7202</text:p>
          </table:table-cell>
          <table:table-cell office:value-type="float" office:value="11.5032" calcext:value-type="float">
            <text:p>11.5032</text:p>
          </table:table-cell>
          <table:table-cell table:number-columns-repeated="2"/>
          <table:table-cell office:value-type="string" calcext:value-type="string">
            <text:p>3.37 – 3.60</text:p>
          </table:table-cell>
          <table:table-cell office:value-type="string" calcext:value-type="string">
            <text:p>3.43 – 3.75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36 – 4.65</text:p>
          </table:table-cell>
        </table:table-row>
        <table:table-row table:style-name="ro1">
          <table:table-cell office:value-type="string" calcext:value-type="string">
            <text:p>1 Layer</text:p>
          </table:table-cell>
          <table:table-cell office:value-type="float" office:value="18.7129" calcext:value-type="float">
            <text:p>18.7129</text:p>
          </table:table-cell>
          <table:table-cell office:value-type="float" office:value="6.5389" calcext:value-type="float">
            <text:p>6.5389</text:p>
          </table:table-cell>
          <table:table-cell office:value-type="float" office:value="10.8706" calcext:value-type="float">
            <text:p>10.8706</text:p>
          </table:table-cell>
          <table:table-cell table:number-columns-repeated="2"/>
          <table:table-cell office:value-type="string" calcext:value-type="string">
            <text:p>3.45 – 3.63</text:p>
          </table:table-cell>
          <table:table-cell office:value-type="string" calcext:value-type="string">
            <text:p>3.48 – 3.71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42</text:p>
          </table:table-cell>
        </table:table-row>
        <table:table-row table:style-name="ro1">
          <table:table-cell office:value-type="string" calcext:value-type="string">
            <text:p>2 Layer</text:p>
          </table:table-cell>
          <table:table-cell office:value-type="float" office:value="24.0583" calcext:value-type="float">
            <text:p>24.0583</text:p>
          </table:table-cell>
          <table:table-cell office:value-type="float" office:value="6.5667" calcext:value-type="float">
            <text:p>6.5667</text:p>
          </table:table-cell>
          <table:table-cell office:value-type="float" office:value="11.2014" calcext:value-type="float">
            <text:p>11.2014</text:p>
          </table:table-cell>
          <table:table-cell table:number-columns-repeated="2"/>
          <table:table-cell office:value-type="string" calcext:value-type="string">
            <text:p>3.45 – 3.63</text:p>
          </table:table-cell>
          <table:table-cell office:value-type="string" calcext:value-type="string">
            <text:p>3.4 – 3.63</text:p>
          </table:table-cell>
          <table:table-cell office:value-type="string" calcext:value-type="string">
            <text:p>2.41 – 2.45</text:p>
          </table:table-cell>
          <table:table-cell office:value-type="string" calcext:value-type="string">
            <text:p>4.41 – 4.71</text:p>
          </table:table-cell>
        </table:table-row>
        <table:table-row table:style-name="ro1">
          <table:table-cell office:value-type="string" calcext:value-type="string">
            <text:p>3 Layer</text:p>
          </table:table-cell>
          <table:table-cell office:value-type="float" office:value="28.5746" calcext:value-type="float">
            <text:p>28.5746</text:p>
          </table:table-cell>
          <table:table-cell office:value-type="float" office:value="6.6199" calcext:value-type="float">
            <text:p>6.6199</text:p>
          </table:table-cell>
          <table:table-cell office:value-type="float" office:value="11.3268" calcext:value-type="float">
            <text:p>11.3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Layer</text:p>
          </table:table-cell>
          <table:table-cell office:value-type="float" office:value="33.0799" calcext:value-type="float">
            <text:p>33.0799</text:p>
          </table:table-cell>
          <table:table-cell office:value-type="float" office:value="6.6397" calcext:value-type="float">
            <text:p>6.6397</text:p>
          </table:table-cell>
          <table:table-cell office:value-type="float" office:value="11.3705" calcext:value-type="float">
            <text:p>11.3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Layer</text:p>
          </table:table-cell>
          <table:table-cell office:value-type="float" office:value="37.4234" calcext:value-type="float">
            <text:p>37.4234</text:p>
          </table:table-cell>
          <table:table-cell office:value-type="float" office:value="6.6695" calcext:value-type="float">
            <text:p>6.6695</text:p>
          </table:table-cell>
          <table:table-cell office:value-type="float" office:value="11.4003" calcext:value-type="float">
            <text:p>11.4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Layer</text:p>
          </table:table-cell>
          <table:table-cell office:value-type="float" office:value="41.8914" calcext:value-type="float">
            <text:p>41.8914</text:p>
          </table:table-cell>
          <table:table-cell office:value-type="float" office:value="6.6719" calcext:value-type="float">
            <text:p>6.6719</text:p>
          </table:table-cell>
          <table:table-cell office:value-type="float" office:value="11.4194" calcext:value-type="float">
            <text:p>11.4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Layer</text:p>
          </table:table-cell>
          <table:table-cell office:value-type="float" office:value="46.3482" calcext:value-type="float">
            <text:p>46.3482</text:p>
          </table:table-cell>
          <table:table-cell office:value-type="float" office:value="6.6771" calcext:value-type="float">
            <text:p>6.6771</text:p>
          </table:table-cell>
          <table:table-cell office:value-type="float" office:value="11.4298" calcext:value-type="float">
            <text:p>11.4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Layer</text:p>
          </table:table-cell>
          <table:table-cell office:value-type="float" office:value="50.7464" calcext:value-type="float">
            <text:p>50.7464</text:p>
          </table:table-cell>
          <table:table-cell office:value-type="float" office:value="6.6894" calcext:value-type="float">
            <text:p>6.6894</text:p>
          </table:table-cell>
          <table:table-cell office:value-type="float" office:value="11.4396" calcext:value-type="float">
            <text:p>11.4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Layer</text:p>
          </table:table-cell>
          <table:table-cell office:value-type="float" office:value="55.2088" calcext:value-type="float">
            <text:p>55.2088</text:p>
          </table:table-cell>
          <table:table-cell office:value-type="float" office:value="6.679" calcext:value-type="float">
            <text:p>6.679</text:p>
          </table:table-cell>
          <table:table-cell office:value-type="float" office:value="11.4422" calcext:value-type="float">
            <text:p>11.4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Layer</text:p>
          </table:table-cell>
          <table:table-cell office:value-type="float" office:value="59.6483" calcext:value-type="float">
            <text:p>59.6483</text:p>
          </table:table-cell>
          <table:table-cell office:value-type="float" office:value="6.6971" calcext:value-type="float">
            <text:p>6.6971</text:p>
          </table:table-cell>
          <table:table-cell office:value-type="float" office:value="11.454" calcext:value-type="float">
            <text:p>11.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Layer</text:p>
          </table:table-cell>
          <table:table-cell office:value-type="float" office:value="64.1063" calcext:value-type="float">
            <text:p>64.1063</text:p>
          </table:table-cell>
          <table:table-cell office:value-type="float" office:value="6.6955" calcext:value-type="float">
            <text:p>6.6955</text:p>
          </table:table-cell>
          <table:table-cell office:value-type="float" office:value="11.458" calcext:value-type="float">
            <text:p>11.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Layer</text:p>
          </table:table-cell>
          <table:table-cell office:value-type="float" office:value="68.5473" calcext:value-type="float">
            <text:p>68.5473</text:p>
          </table:table-cell>
          <table:table-cell office:value-type="float" office:value="6.697" calcext:value-type="float">
            <text:p>6.697</text:p>
          </table:table-cell>
          <table:table-cell office:value-type="float" office:value="11.4575" calcext:value-type="float">
            <text:p>11.4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Layer</text:p>
          </table:table-cell>
          <table:table-cell office:value-type="float" office:value="72.988" calcext:value-type="float">
            <text:p>72.988</text:p>
          </table:table-cell>
          <table:table-cell office:value-type="float" office:value="6.7016" calcext:value-type="float">
            <text:p>6.7016</text:p>
          </table:table-cell>
          <table:table-cell office:value-type="float" office:value="11.4647" calcext:value-type="float">
            <text:p>11.4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Layer</text:p>
          </table:table-cell>
          <table:table-cell office:value-type="float" office:value="77.438" calcext:value-type="float">
            <text:p>77.438</text:p>
          </table:table-cell>
          <table:table-cell office:value-type="float" office:value="6.7048" calcext:value-type="float">
            <text:p>6.7048</text:p>
          </table:table-cell>
          <table:table-cell office:value-type="float" office:value="11.463" calcext:value-type="float">
            <text:p>11.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Layer</text:p>
          </table:table-cell>
          <table:table-cell office:value-type="float" office:value="81.8889" calcext:value-type="float">
            <text:p>81.8889</text:p>
          </table:table-cell>
          <table:table-cell office:value-type="float" office:value="6.6997" calcext:value-type="float">
            <text:p>6.6997</text:p>
          </table:table-cell>
          <table:table-cell office:value-type="float" office:value="11.4675" calcext:value-type="float">
            <text:p>11.4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 Layer</text:p>
          </table:table-cell>
          <table:table-cell office:value-type="float" office:value="86.332" calcext:value-type="float">
            <text:p>86.332</text:p>
          </table:table-cell>
          <table:table-cell office:value-type="float" office:value="6.7025" calcext:value-type="float">
            <text:p>6.7025</text:p>
          </table:table-cell>
          <table:table-cell office:value-type="float" office:value="11.4669" calcext:value-type="float">
            <text:p>11.4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 Layer</text:p>
          </table:table-cell>
          <table:table-cell office:value-type="float" office:value="90.8486" calcext:value-type="float">
            <text:p>90.8486</text:p>
          </table:table-cell>
          <table:table-cell office:value-type="float" office:value="6.7045" calcext:value-type="float">
            <text:p>6.7045</text:p>
          </table:table-cell>
          <table:table-cell office:value-type="float" office:value="11.474" calcext:value-type="float">
            <text:p>11.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 Layer</text:p>
          </table:table-cell>
          <table:table-cell office:value-type="float" office:value="95.244" calcext:value-type="float">
            <text:p>95.244</text:p>
          </table:table-cell>
          <table:table-cell office:value-type="float" office:value="6.7019" calcext:value-type="float">
            <text:p>6.7019</text:p>
          </table:table-cell>
          <table:table-cell office:value-type="float" office:value="11.4723" calcext:value-type="float">
            <text:p>11.4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 Layer</text:p>
          </table:table-cell>
          <table:table-cell office:value-type="float" office:value="99.6751" calcext:value-type="float">
            <text:p>99.6751</text:p>
          </table:table-cell>
          <table:table-cell office:value-type="float" office:value="6.7053" calcext:value-type="float">
            <text:p>6.7053</text:p>
          </table:table-cell>
          <table:table-cell office:value-type="float" office:value="11.468" calcext:value-type="float">
            <text:p>11.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 Layer</text:p>
          </table:table-cell>
          <table:table-cell office:value-type="float" office:value="104.1493" calcext:value-type="float">
            <text:p>104.1493</text:p>
          </table:table-cell>
          <table:table-cell office:value-type="float" office:value="6.7066" calcext:value-type="float">
            <text:p>6.7066</text:p>
          </table:table-cell>
          <table:table-cell office:value-type="float" office:value="11.4734" calcext:value-type="float">
            <text:p>11.473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8:23:57.242531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01:52.032918176</meta:creation-date>
    <dc:date>2020-08-31T09:56:02.662906481</dc:date>
    <meta:editing-duration>PT40M3S</meta:editing-duration>
    <meta:editing-cycles>4</meta:editing-cycles>
    <meta:generator>LibreOffice/6.0.7.3$Linux_X86_64 LibreOffice_project/00m0$Build-3</meta:generator>
    <meta:document-statistic meta:table-count="1" meta:cell-count="1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201cm" style:legend-expansion="high" chart:style-name="ch2"/>
        <chart:plot-area chart:style-name="ch3" table:cell-range-address="Sheet1.D2:Sheet1.D22" chart:data-source-has-labels="row" svg:x="0.32cm" svg:y="0.18cm" svg:width="12.72cm" svg:height="8.64cm">
          <chartooo:coordinate-region svg:x="1.232cm" svg:y="0.38cm" svg:width="11.6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" loext:label-string="c_lattice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latt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032">
                <text:p>11.5032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706">
                <text:p>10.8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014">
                <text:p>11.2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268">
                <text:p>11.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705">
                <text:p>11.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003">
                <text:p>11.4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4194">
                <text:p>11.4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298">
                <text:p>11.4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396">
                <text:p>11.4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4422">
                <text:p>11.4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647">
                <text:p>11.4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63">
                <text:p>11.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4675">
                <text:p>11.4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669">
                <text:p>11.4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723">
                <text:p>11.4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68">
                <text:p>11.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734">
                <text:p>11.4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359cm" svg:y="4.203cm" style:legend-expansion="high" chart:style-name="ch2"/>
        <chart:plot-area chart:style-name="ch3" table:cell-range-address="Sheet1.C2:Sheet1.C22" chart:data-source-has-labels="row" svg:x="0.319cm" svg:y="0.18cm" svg:width="12.721cm" svg:height="8.645cm">
          <chartooo:coordinate-region svg:x="1.231cm" svg:y="0.379cm" svg:width="11.6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loext:label-string="b_lattice" chart:class="chart:scatter">
            <chart:data-point chart:repeated="14"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_latt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202">
                <text:p>6.7202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389">
                <text:p>6.5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667">
                <text:p>6.5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199">
                <text:p>6.6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397">
                <text:p>6.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695">
                <text:p>6.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719">
                <text:p>6.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771">
                <text:p>6.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894">
                <text:p>6.6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79">
                <text:p>6.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971">
                <text:p>6.6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955">
                <text:p>6.6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97">
                <text:p>6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016">
                <text:p>6.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048">
                <text:p>6.7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997">
                <text:p>6.6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025">
                <text:p>6.7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045">
                <text:p>6.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019">
                <text:p>6.7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053">
                <text:p>6.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066">
                <text:p>6.7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358cm" svg:y="4.203cm" style:legend-expansion="high" chart:style-name="ch2"/>
        <chart:plot-area chart:style-name="ch3" table:cell-range-address="Sheet1.B4:Sheet1.B22" chart:data-source-has-labels="row" svg:x="0.319cm" svg:y="0.18cm" svg:width="12.72cm" svg:height="8.645cm">
          <chartooo:coordinate-region svg:x="0.94cm" svg:y="0.379cm" svg:width="11.72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2" loext:label-string="a_lattice" chart:class="chart:scatte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latt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0583">
                <text:p>24.0583</text:p>
                <draw:g>
                  <svg:desc>Sheet1.B4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746">
                <text:p>28.5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0799">
                <text:p>33.0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4234">
                <text:p>37.4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8914">
                <text:p>41.8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3482">
                <text:p>46.3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464">
                <text:p>50.7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2088">
                <text:p>55.2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6483">
                <text:p>59.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1063">
                <text:p>64.1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5473">
                <text:p>68.5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988">
                <text:p>72.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438">
                <text:p>77.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8889">
                <text:p>81.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.332">
                <text:p>86.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8486">
                <text:p>90.8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244">
                <text:p>95.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6751">
                <text:p>99.67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1493">
                <text:p>104.1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